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color="#ff0000" officeooo:rsid="0016d4b4" officeooo:paragraph-rsid="0016d4b4"/>
    </style:style>
    <style:style style:name="P2" style:family="paragraph" style:parent-style-name="Standard">
      <style:paragraph-properties fo:text-align="center" style:justify-single-word="false"/>
      <style:text-properties fo:font-size="13pt" fo:font-weight="bold" officeooo:rsid="00160ea7" officeooo:paragraph-rsid="00160ea7" style:font-size-asian="13pt" style:font-weight-asian="bold" style:font-size-complex="13pt" style:font-weight-complex="bold"/>
    </style:style>
    <style:style style:name="P3" style:family="paragraph" style:parent-style-name="Standard">
      <style:paragraph-properties fo:margin-left="-2.501cm" fo:margin-right="0cm" fo:text-align="start" style:justify-single-word="false" fo:text-indent="0cm" style:auto-text-indent="false"/>
      <style:text-properties officeooo:rsid="00160ea7" officeooo:paragraph-rsid="00160ea7"/>
    </style:style>
    <style:style style:name="P4" style:family="paragraph" style:parent-style-name="Standard">
      <style:paragraph-properties fo:margin-left="-2.501cm" fo:margin-right="0cm" fo:text-align="center" style:justify-single-word="false" fo:text-indent="0cm" style:auto-text-indent="false"/>
      <style:text-properties fo:font-size="13pt" fo:font-weight="bold" officeooo:rsid="00160ea7" officeooo:paragraph-rsid="00160ea7" style:font-size-asian="13pt" style:font-weight-asian="bold" style:font-size-complex="13pt" style:font-weight-complex="bold"/>
    </style:style>
    <style:style style:name="P5" style:family="paragraph" style:parent-style-name="Standard">
      <style:paragraph-properties fo:margin-left="0cm" fo:margin-right="0cm" fo:text-align="start" style:justify-single-word="false" fo:text-indent="0cm" style:auto-text-indent="false"/>
      <style:text-properties officeooo:rsid="00160ea7" officeooo:paragraph-rsid="00160ea7"/>
    </style:style>
    <style:style style:name="P6" style:family="paragraph" style:parent-style-name="Standard">
      <style:paragraph-properties fo:margin-left="0cm" fo:margin-right="0cm" fo:text-align="start" style:justify-single-word="false" fo:text-indent="0cm" style:auto-text-indent="false"/>
      <style:text-properties officeooo:rsid="00160ea7" officeooo:paragraph-rsid="001b3afe"/>
    </style:style>
    <style:style style:name="P7" style:family="paragraph" style:parent-style-name="Standard">
      <style:paragraph-properties fo:margin-left="0cm" fo:margin-right="0cm" fo:text-align="start" style:justify-single-word="false" fo:text-indent="0cm" style:auto-text-indent="false"/>
      <style:text-properties fo:color="#ff0000" officeooo:rsid="00160ea7" officeooo:paragraph-rsid="00160ea7"/>
    </style:style>
    <style:style style:name="P8" style:family="paragraph" style:parent-style-name="Standard">
      <style:paragraph-properties fo:margin-left="0cm" fo:margin-right="0cm" fo:text-align="start" style:justify-single-word="false" fo:text-indent="0cm" style:auto-text-indent="false"/>
      <style:text-properties fo:color="#ff0000" officeooo:rsid="001a2ae6" officeooo:paragraph-rsid="001a2ae6"/>
    </style:style>
    <style:style style:name="P9" style:family="paragraph" style:parent-style-name="Standard">
      <style:paragraph-properties fo:margin-left="0cm" fo:margin-right="0cm" fo:text-align="start" style:justify-single-word="false" fo:text-indent="0cm" style:auto-text-indent="false"/>
      <style:text-properties fo:color="#ff0000" officeooo:rsid="001a2ae6" officeooo:paragraph-rsid="001b3afe"/>
    </style:style>
    <style:style style:name="P10" style:family="paragraph" style:parent-style-name="Standard">
      <style:paragraph-properties fo:margin-left="0cm" fo:margin-right="0cm" fo:text-align="start" style:justify-single-word="false" fo:text-indent="0cm" style:auto-text-indent="false"/>
      <style:text-properties fo:color="#000000" officeooo:rsid="00160ea7" officeooo:paragraph-rsid="00160ea7"/>
    </style:style>
    <style:style style:name="P11" style:family="paragraph" style:parent-style-name="Standard">
      <style:paragraph-properties fo:margin-left="0cm" fo:margin-right="0cm" fo:text-align="start" style:justify-single-word="false" fo:text-indent="0cm" style:auto-text-indent="false"/>
      <style:text-properties fo:color="#000000" officeooo:rsid="00160ea7" officeooo:paragraph-rsid="001b3afe"/>
    </style:style>
    <style:style style:name="P12" style:family="paragraph" style:parent-style-name="Standard">
      <style:paragraph-properties fo:margin-left="0cm" fo:margin-right="0cm" fo:text-align="start" style:justify-single-word="false" fo:text-indent="0cm" style:auto-text-indent="false"/>
      <style:text-properties fo:color="#000000" fo:font-size="14pt" officeooo:rsid="002cafb8" officeooo:paragraph-rsid="002cafb8" style:font-size-asian="14pt" style:font-size-complex="14pt"/>
    </style:style>
    <style:style style:name="P13" style:family="paragraph" style:parent-style-name="Standard">
      <style:paragraph-properties fo:margin-left="0cm" fo:margin-right="0cm" fo:text-align="start" style:justify-single-word="false" fo:text-indent="0cm" style:auto-text-indent="false"/>
      <style:text-properties fo:color="#000000" style:font-name="Liberation Serif" fo:font-size="18pt" officeooo:rsid="002cafb8" officeooo:paragraph-rsid="002cafb8" style:font-size-asian="18pt" style:font-size-complex="18pt"/>
    </style:style>
    <style:style style:name="P14"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40f429" officeooo:paragraph-rsid="0040f429" style:font-size-asian="10.5pt" style:font-size-complex="12pt"/>
    </style:style>
    <style:style style:name="P15"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42c883" officeooo:paragraph-rsid="0042c883" style:font-size-asian="10.5pt" style:font-size-complex="12pt"/>
    </style:style>
    <style:style style:name="P16"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438fe9" officeooo:paragraph-rsid="00438fe9" style:font-size-asian="10.5pt" style:font-size-complex="12pt"/>
    </style:style>
    <style:style style:name="P17" style:family="paragraph" style:parent-style-name="Standard">
      <style:paragraph-properties fo:margin-left="0cm" fo:margin-right="0cm" fo:text-align="start" style:justify-single-word="false" fo:text-indent="0cm" style:auto-text-indent="false"/>
      <style:text-properties officeooo:paragraph-rsid="0040f429"/>
    </style:style>
    <style:style style:name="P18" style:family="paragraph" style:parent-style-name="Standard">
      <style:paragraph-properties fo:margin-left="0cm" fo:margin-right="0cm" fo:text-align="start" style:justify-single-word="false" fo:text-indent="0cm" style:auto-text-indent="false"/>
      <style:text-properties officeooo:paragraph-rsid="00438fe9"/>
    </style:style>
    <style:style style:name="P19" style:family="paragraph" style:parent-style-name="Standard">
      <style:paragraph-properties fo:margin-left="0cm" fo:margin-right="0cm" fo:text-align="start" style:justify-single-word="false" fo:text-indent="0cm" style:auto-text-indent="false"/>
      <style:text-properties fo:color="#ff0000" style:font-name="Liberation Serif" fo:font-size="12pt" officeooo:rsid="0040f429" officeooo:paragraph-rsid="0040f429" style:font-size-asian="10.5pt" style:font-size-complex="12pt"/>
    </style:style>
    <style:style style:name="P20" style:family="paragraph" style:parent-style-name="Standard">
      <style:paragraph-properties fo:margin-left="0cm" fo:margin-right="0cm" fo:text-align="start" style:justify-single-word="false" fo:text-indent="0cm" style:auto-text-indent="false"/>
      <style:text-properties fo:color="#ff0000" style:font-name="Liberation Serif" fo:font-size="16pt" officeooo:rsid="003d433a" officeooo:paragraph-rsid="003d433a" style:font-size-asian="16pt" style:font-size-complex="16pt"/>
    </style:style>
    <style:style style:name="P21" style:family="paragraph" style:parent-style-name="Standard">
      <style:paragraph-properties fo:margin-left="0cm" fo:margin-right="0cm" fo:text-align="start" style:justify-single-word="false" fo:text-indent="0cm" style:auto-text-indent="false"/>
      <style:text-properties fo:color="#ff0000" style:font-name="Liberation Serif" fo:font-size="15pt" officeooo:rsid="003d433a" officeooo:paragraph-rsid="003d433a" style:font-size-asian="15pt" style:font-size-complex="15pt"/>
    </style:style>
    <style:style style:name="P22" style:family="paragraph" style:parent-style-name="Standard">
      <style:paragraph-properties fo:margin-left="0cm" fo:margin-right="0cm" fo:text-align="start" style:justify-single-word="false" fo:text-indent="0cm" style:auto-text-indent="false"/>
      <style:text-properties fo:color="#ff0000" style:font-name="Liberation Serif" fo:font-size="15pt" officeooo:rsid="003d433a" officeooo:paragraph-rsid="0046d834" style:font-size-asian="15pt" style:font-size-complex="15pt"/>
    </style:style>
    <style:style style:name="P23" style:family="paragraph" style:parent-style-name="Standard">
      <style:paragraph-properties fo:margin-left="0cm" fo:margin-right="0cm" fo:text-align="start" style:justify-single-word="false" fo:text-indent="0cm" style:auto-text-indent="false"/>
      <style:text-properties fo:color="#ff0000" style:font-name="Liberation Serif" fo:font-size="15pt" officeooo:rsid="0042c883" officeooo:paragraph-rsid="0042c883" style:font-size-asian="13.1000003814697pt" style:font-size-complex="15pt"/>
    </style:style>
    <style:style style:name="P24" style:family="paragraph">
      <style:paragraph-properties fo:text-align="center"/>
    </style:style>
    <style:style style:name="P25" style:family="paragraph">
      <style:paragraph-properties fo:text-align="start"/>
    </style:style>
    <style:style style:name="P26" style:family="paragraph">
      <style:paragraph-properties fo:text-align="center"/>
      <style:text-properties fo:font-size="12pt" style:font-size-asian="12pt" style:font-size-complex="12pt"/>
    </style:style>
    <style:style style:name="P27" style:family="paragraph">
      <style:text-properties fo:font-weight="bold" style:font-weight-asian="bold" style:font-weight-complex="bold"/>
    </style:style>
    <style:style style:name="P28" style:family="paragraph">
      <style:paragraph-properties fo:text-align="center"/>
      <style:text-properties fo:font-size="12pt"/>
    </style:style>
    <style:style style:name="P29" style:family="paragraph">
      <style:paragraph-properties fo:text-align="start"/>
      <style:text-properties fo:font-size="18pt" style:font-size-asian="18pt" style:font-size-complex="18pt"/>
    </style:style>
    <style:style style:name="P30" style:family="paragraph">
      <style:text-properties fo:font-size="18pt" style:font-size-asian="18pt" style:font-size-complex="18pt"/>
    </style:style>
    <style:style style:name="P31" style:family="paragraph">
      <style:text-properties fo:font-size="9pt" style:font-size-asian="9pt" style:font-size-complex="9pt"/>
    </style:style>
    <style:style style:name="P32" style:family="paragraph">
      <style:text-properties fo:font-size="13pt" style:font-size-asian="13pt" style:font-size-complex="13pt"/>
    </style:style>
    <style:style style:name="P33" style:family="paragraph">
      <style:text-properties fo:font-size="14pt" style:font-size-asian="14pt" style:font-size-complex="14pt"/>
    </style:style>
    <style:style style:name="P34" style:family="paragraph">
      <style:text-properties fo:font-size="16pt" style:font-size-asian="16pt" style:font-size-complex="16pt"/>
    </style:style>
    <style:style style:name="P35" style:family="paragraph">
      <style:text-properties fo:font-weight="normal" style:font-weight-asian="normal" style:font-weight-complex="normal"/>
    </style:style>
    <style:style style:name="P36" style:family="paragraph">
      <style:text-properties fo:font-size="22pt" fo:font-weight="normal" style:font-size-asian="22pt" style:font-weight-asian="normal" style:font-size-complex="22pt" style:font-weight-complex="normal"/>
    </style:style>
    <style:style style:name="T1" style:family="text">
      <style:text-properties fo:font-size="8pt" style:font-size-asian="8pt" style:font-size-complex="8pt"/>
    </style:style>
    <style:style style:name="T2" style:family="text">
      <style:text-properties style:font-name="Liberation Serif1" fo:font-size="18pt" style:font-size-asian="18pt" style:font-size-complex="18pt"/>
    </style:style>
    <style:style style:name="T3" style:family="text">
      <style:text-properties style:font-name="Liberation Serif" fo:font-size="7pt" style:font-size-asian="6.09999990463257pt" style:font-size-complex="7pt"/>
    </style:style>
    <style:style style:name="T4" style:family="text">
      <style:text-properties style:font-name="Liberation Serif" fo:font-size="9pt" style:font-size-asian="9pt" style:font-size-complex="9pt"/>
    </style:style>
    <style:style style:name="T5" style:family="text">
      <style:text-properties style:font-name="Liberation Serif" fo:font-size="18pt" style:font-size-asian="18pt" style:font-size-complex="18pt"/>
    </style:style>
    <style:style style:name="T6" style:family="text">
      <style:text-properties fo:font-size="18pt" style:font-size-asian="18pt" style:font-size-complex="18pt"/>
    </style:style>
    <style:style style:name="T7" style:family="text">
      <style:text-properties style:font-name="Liberation Serif1" fo:font-size="18pt" fo:font-style="normal" fo:font-weight="normal" style:font-size-asian="18pt" style:font-style-asian="normal" style:font-weight-asian="normal"/>
    </style:style>
    <style:style style:name="T8" style:family="text">
      <style:text-properties style:font-name="Liberation Serif1" fo:font-size="9pt" fo:font-style="normal" fo:font-weight="normal" style:font-size-asian="9pt" style:font-style-asian="normal" style:font-weight-asian="normal"/>
    </style:style>
    <style:style style:name="T9" style:family="text">
      <style:text-properties style:font-name="Liberation Serif1" fo:font-size="14pt" fo:font-style="normal" fo:font-weight="normal" style:font-size-asian="14pt" style:font-style-asian="normal" style:font-weight-asian="normal" style:font-size-complex="14pt"/>
    </style:style>
    <style:style style:name="T10" style:family="text">
      <style:text-properties style:font-name="Liberation Serif1" fo:font-size="12pt" fo:font-style="normal" fo:font-weight="normal" style:font-size-asian="10.5pt" style:font-style-asian="normal" style:font-weight-asian="normal" style:font-size-complex="12pt"/>
    </style:style>
    <style:style style:name="T11" style:family="text">
      <style:text-properties style:font-name="Liberation Serif1" fo:font-size="12pt" fo:font-style="normal" fo:font-weight="normal" officeooo:rsid="0040f429" style:font-size-asian="10.5pt" style:font-style-asian="normal" style:font-weight-asian="normal" style:font-size-complex="12pt"/>
    </style:style>
    <style:style style:name="T12" style:family="text">
      <style:text-properties fo:color="#000000" style:font-name="Liberation Serif" fo:font-size="12pt" officeooo:rsid="0040f429" style:font-size-asian="10.5pt" style:font-size-complex="12pt"/>
    </style:style>
    <style:style style:name="T13" style:family="text">
      <style:text-properties fo:color="#000000" style:font-name="Liberation Serif" fo:font-size="12pt" officeooo:rsid="00438fe9" style:font-size-asian="10.5pt" style:font-size-complex="12pt"/>
    </style:style>
    <style:style style:name="T14" style:family="text">
      <style:text-properties fo:font-size="14pt" style:font-size-asian="12.25pt" style:font-size-complex="14pt"/>
    </style:style>
    <style:style style:name="T15" style:family="text">
      <style:text-properties officeooo:rsid="0046d834"/>
    </style:style>
    <style:style style:name="T16" style:family="text">
      <style:text-properties fo:font-size="12pt" style:font-size-asian="12pt" style:font-size-complex="12pt"/>
    </style:style>
    <style:style style:name="T17" style:family="text">
      <style:text-properties fo:font-weight="bold" style:font-weight-asian="bold" style:font-weight-complex="bold"/>
    </style:style>
    <style:style style:name="T18" style:family="text">
      <style:text-properties style:font-name="Liberation Serif" fo:font-size="9pt" style:font-name-asian="Droid Sans Fallback" style:font-size-asian="9pt" style:font-name-complex="FreeSans" style:font-size-complex="9pt"/>
    </style:style>
    <style:style style:name="T19" style:family="text">
      <style:text-properties style:font-name="Liberation Serif" fo:font-size="18pt" style:font-name-asian="Droid Sans Fallback" style:font-size-asian="18pt" style:font-name-complex="FreeSans" style:font-size-complex="18pt"/>
    </style:style>
    <style:style style:name="T20" style:family="text">
      <style:text-properties fo:font-size="9pt" style:font-size-asian="9pt" style:font-size-complex="9pt"/>
    </style:style>
    <style:style style:name="T21" style:family="text">
      <style:text-properties style:font-name="Liberation Serif" fo:font-size="12pt" style:font-name-asian="Droid Sans Fallback" style:font-size-asian="12pt" style:font-name-complex="FreeSans" style:font-size-complex="12pt"/>
    </style:style>
    <style:style style:name="T22" style:family="text">
      <style:text-properties fo:font-size="13pt" style:font-size-asian="13pt" style:font-size-complex="13pt"/>
    </style:style>
    <style:style style:name="T23" style:family="text">
      <style:text-properties fo:font-size="14pt" style:font-size-asian="14pt" style:font-size-complex="14pt"/>
    </style:style>
    <style:style style:name="T24" style:family="text">
      <style:text-properties fo:font-size="16pt" style:font-size-asian="16pt" style:font-size-complex="16pt"/>
    </style:style>
    <style:style style:name="T25" style:family="text">
      <style:text-properties fo:font-size="22pt" fo:font-weight="normal" style:font-size-asian="22pt" style:font-weight-asian="normal" style:font-size-complex="22pt"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66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c5000b"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ff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solid" draw:fill-color="#ff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c5000b" draw:marker-end="Arrowheads_20_3"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49cm" svg:stroke-color="#c5000b"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808080" draw:fill="solid"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19cm" draw:marker-start-width="0.381cm" draw:marker-end-width="0.381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19cm" svg:stroke-color="#3deb3d" draw:marker-start-width="0.381cm" draw:marker-end-width="0.381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ff6633"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1" style:family="graphic">
      <style:graphic-properties draw:stroke="none" svg:stroke-color="#000000" draw:fill="none" draw:fill-color="#ffffff" fo:min-height="1.385cm" style:run-through="foreground" style:wrap="run-through" style:number-wrapped-paragraphs="no-limit" style:vertical-pos="from-top" style:vertical-rel="paragraph" style:horizontal-pos="from-left" style:horizontal-rel="paragraph"/>
    </style:style>
    <style:style style:name="gr42" style:family="graphic">
      <style:graphic-properties draw:stroke="none" svg:stroke-color="#000000" draw:fill="none" draw:fill-color="#ffffff" fo:min-height="1.263cm" style:run-through="foreground" style:wrap="run-through" style:number-wrapped-paragraphs="no-limit" style:vertical-pos="from-top" style:vertical-rel="paragraph" style:horizontal-pos="from-left" style:horizontal-rel="paragraph"/>
    </style:style>
    <style:style style:name="gr43" style:family="graphic">
      <style:graphic-properties draw:stroke="solid"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style:style style:name="gr45"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style:style>
    <style:style style:name="gr46" style:family="graphic">
      <style:graphic-properties svg:stroke-width="0.049cm" draw:marker-start-width="0.425cm" draw:marker-end-width="0.425cm" draw:textarea-horizontal-align="center" draw:textarea-vertical-align="middle" fo:padding-top="0.023cm" fo:padding-bottom="0.023cm" fo:padding-left="0.023cm" fo:padding-right="0.023cm" style:run-through="foreground" style:wrap="run-through" style:number-wrapped-paragraphs="no-limit" style:vertical-pos="from-top" style:vertical-rel="paragraph" style:horizontal-pos="from-left" style:horizontal-rel="paragraph"/>
    </style:style>
    <style:style style:name="gr47"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8"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9" style:family="graphic">
      <style:graphic-properties draw:stroke="none" svg:stroke-color="#000000" draw:fill="none" draw:fill-color="#ffffff" fo:min-height="0.377cm" style:run-through="foreground" style:wrap="run-through" style:number-wrapped-paragraphs="no-limit" style:vertical-pos="from-top" style:vertical-rel="paragraph" style:horizontal-pos="from-left" style:horizontal-rel="paragraph"/>
    </style:style>
    <style:style style:name="gr50"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1" style:family="graphic">
      <style:graphic-properties svg:stroke-width="0.03cm" svg:stroke-color="#00000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52"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style:style>
    <style:style style:name="gr53"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style:style>
    <style:style style:name="gr54" style:family="graphic">
      <style:graphic-properties draw:stroke="none" svg:stroke-color="#000000" draw:fill="none" draw:fill-color="#ffffff" fo:min-height="0.469cm" style:run-through="foreground" style:wrap="run-through" style:number-wrapped-paragraphs="no-limit" style:vertical-pos="from-top" style:vertical-rel="paragraph" style:horizontal-pos="from-left" style:horizontal-rel="paragraph"/>
    </style:style>
    <style:style style:name="gr55" style:family="graphic">
      <style:graphic-properties draw:stroke="none" svg:stroke-color="#000000" draw:fill="none" draw:fill-color="#ffffff" fo:min-height="0.587cm" style:run-through="foreground" style:wrap="run-through" style:number-wrapped-paragraphs="no-limit" style:vertical-pos="from-top" style:vertical-rel="paragraph" style:horizontal-pos="from-left" style:horizontal-rel="paragraph"/>
    </style:style>
    <style:style style:name="gr56" style:family="graphic">
      <style:graphic-properties draw:fill="solid" draw:fill-color="#ffffff"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57" style:family="graphic">
      <style:graphic-properties draw:fill="solid" draw:fill-color="#ffffff"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58"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style:style>
    <style:style style:name="gr59" style:family="graphic">
      <style:graphic-properties draw:stroke="none" svg:stroke-color="#000000" draw:fill="none" draw:fill-color="#ffffff" fo:min-height="0.88cm" style:run-through="foreground" style:wrap="run-through" style:number-wrapped-paragraphs="no-limit" style:vertical-pos="from-top" style:vertical-rel="paragraph" style:horizontal-pos="from-left" style:horizontal-rel="paragraph"/>
    </style:style>
    <style:style style:name="gr60" style:family="graphic">
      <style:graphic-properties draw:stroke="none" svg:stroke-color="#000000" draw:fill="none" draw:fill-color="#ffffff" fo:min-height="0.824cm" style:run-through="foreground" style:wrap="run-through" style:number-wrapped-paragraphs="no-limit" style:vertical-pos="from-top" style:vertical-rel="paragraph" style:horizontal-pos="from-left" style:horizontal-rel="paragraph"/>
    </style:style>
    <style:style style:name="gr61" style:family="graphic">
      <style:graphic-properties draw:stroke="none" svg:stroke-color="#000000" draw:fill="none" draw:fill-color="#ffffff" fo:min-height="0.736cm" style:run-through="foreground" style:wrap="run-through" style:number-wrapped-paragraphs="no-limit" style:vertical-pos="from-top" style:vertical-rel="paragraph" style:horizontal-pos="from-left" style:horizontal-rel="paragraph"/>
    </style:style>
    <style:style style:name="gr62"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style:style>
    <style:style style:name="gr63" style:family="graphic">
      <style:graphic-properties draw:stroke="none" svg:stroke-color="#000000" draw:fill="none" draw:fill-color="#ffffff" fo:min-height="1.882cm" style:run-through="foreground" style:wrap="run-through" style:number-wrapped-paragraphs="no-limit" style:vertical-pos="from-top" style:vertical-rel="paragraph" style:horizontal-pos="from-left" style:horizontal-rel="paragraph"/>
    </style:style>
    <style:style style:name="gr6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6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6" style:family="graphic">
      <style:graphic-properties svg:stroke-color="#c5000b"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7" style:family="graphic">
      <style:graphic-properties draw:stroke="none" svg:stroke-width="0.011cm" svg:stroke-color="#000000" draw:marker-start-width="0.369cm" draw:marker-end-width="0.369cm" draw:fill="none" draw:fill-color="#ffffff" fo:min-height="0.794cm" style:run-through="foreground" style:wrap="run-through" style:number-wrapped-paragraphs="no-limit" style:vertical-pos="from-top" style:vertical-rel="paragraph" style:horizontal-pos="from-left" style:horizontal-rel="paragraph"/>
    </style:style>
    <style:style style:name="gr68"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9" style:family="graphic">
      <style:graphic-properties draw:stroke="none" svg:stroke-color="#000000" draw:fill="none" draw:fill-color="#ffffff" fo:min-height="7.55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line text:anchor-type="paragraph" draw:z-index="5" draw:style-name="gr6" draw:text-style-name="P24" svg:x1="8.327cm" svg:y1="0.462cm" svg:x2="7.586cm" svg:y2="0.965cm"><text:p/></draw:line>LTU</text:p>
      <text:p text:style-name="P2"/>
      <text:p text:style-name="P4">SVM</text:p>
      <text:p text:style-name="P3"><text:tab/></text:p>
      <text:p text:style-name="P7">Perceptron</text:p>
      <text:p text:style-name="P10"><draw:ellipse text:anchor-type="paragraph" draw:z-index="3" draw:style-name="gr4" draw:text-style-name="P24" svg:width="6.166cm" svg:height="2.673cm" svg:x="1.686cm" svg:y="0.439cm"><text:p/></draw:ellipse><draw:line text:anchor-type="paragraph" draw:z-index="13" draw:style-name="gr6" draw:text-style-name="P24" svg:x1="7.586cm" svg:y1="0.994cm" svg:x2="9.332cm" svg:y2="0.28cm"><text:p/></draw:line><draw:frame text:anchor-type="paragraph" draw:z-index="14" draw:style-name="gr8" svg:width="5.504cm" svg:height="0.489cm" svg:x="9.544cm" svg:y="0.069cm"><draw:text-box><text:p>Limited Computational Power</text:p></draw:text-box></draw:frame><draw:rect text:anchor-type="paragraph" draw:z-index="6" draw:style-name="gr7" draw:text-style-name="P24" svg:width="0.847cm" svg:height="2.303cm" svg:x="0.31cm" svg:y="0.386cm"><text:p/></draw:rect></text:p>
      <text:p text:style-name="P5"><draw:ellipse text:anchor-type="paragraph" draw:z-index="4" draw:style-name="gr5" draw:text-style-name="P24" svg:width="1.456cm" svg:height="1.377cm" svg:x="6.105cm" svg:y="0.64cm"><text:p/></draw:ellipse><draw:line text:anchor-type="paragraph" draw:z-index="12" draw:style-name="gr6" draw:text-style-name="P24" svg:x1="7.322cm" svg:y1="1.196cm" svg:x2="6.819cm" svg:y2="1.196cm"><text:p/></draw:line><draw:line text:anchor-type="paragraph" draw:z-index="11" draw:style-name="gr6" draw:text-style-name="P24" svg:x1="6.819cm" svg:y1="1.196cm" svg:x2="6.819cm" svg:y2="1.54cm"><text:p/></draw:line><draw:line text:anchor-type="paragraph" draw:z-index="10" draw:style-name="gr6" draw:text-style-name="P24" svg:x1="6.316cm" svg:y1="1.54cm" svg:x2="6.792cm" svg:y2="1.54cm"><text:p/></draw:line><draw:line text:anchor-type="paragraph" draw:z-index="9" draw:style-name="gr6" draw:text-style-name="P24" svg:x1="2.586cm" svg:y1="1.355cm" svg:x2="3.327cm" svg:y2="1.355cm"><text:p/></draw:line><draw:line text:anchor-type="paragraph" draw:z-index="8" draw:style-name="gr6" draw:text-style-name="P24" svg:x1="2.93cm" svg:y1="0.931cm" svg:x2="2.93cm" svg:y2="1.725cm"><text:p/></draw:line><draw:ellipse text:anchor-type="paragraph" draw:z-index="7" draw:style-name="gr5" draw:text-style-name="P24" svg:width="1.377cm" svg:height="1.191cm" svg:x="2.295cm" svg:y="0.773cm"><text:p/></draw:ellipse><draw:line text:anchor-type="paragraph" draw:z-index="49" draw:style-name="gr16" draw:text-style-name="P24" svg:x1="0.984cm" svg:y1="0.261cm" svg:x2="2.404cm" svg:y2="1.037cm"><text:p/></draw:line></text:p>
      <text:p text:style-name="P5"><draw:line text:anchor-type="paragraph" draw:z-index="50" draw:style-name="gr16" draw:text-style-name="P24" svg:x1="0.984cm" svg:y1="0.27cm" svg:x2="2.295cm" svg:y2="0.75cm"><text:p/></draw:line></text:p>
      <text:p text:style-name="P5"><draw:line text:anchor-type="paragraph" draw:z-index="51" draw:style-name="gr16" draw:text-style-name="P24" svg:x1="0.984cm" svg:y1="0.263cm" svg:x2="2.295cm" svg:y2="0.362cm"><text:p/></draw:line><draw:line text:anchor-type="paragraph" draw:z-index="54" draw:style-name="gr17" draw:text-style-name="P24" svg:x1="3.796cm" svg:y1="0.362cm" svg:x2="5.944cm" svg:y2="0.362cm"><text:p/></draw:line><draw:line text:anchor-type="paragraph" draw:z-index="55" draw:style-name="gr17" draw:text-style-name="P24" svg:x1="7.964cm" svg:y1="0.353cm" svg:x2="10.112cm" svg:y2="0.353cm"><text:p/></draw:line></text:p>
      <text:p text:style-name="P5"><draw:line text:anchor-type="paragraph" draw:z-index="52" draw:style-name="gr16" draw:text-style-name="P24" svg:x1="0.953cm" svg:y1="0.086cm" svg:x2="2.295cm" svg:y2="0.086cm"><text:p/></draw:line><draw:line text:anchor-type="paragraph" draw:z-index="53" draw:style-name="gr16" draw:text-style-name="P24" svg:x1="0.984cm" svg:y1="0.459cm" svg:x2="2.295cm" svg:y2="0.256cm"><text:p/></draw:line><draw:ellipse text:anchor-type="paragraph" draw:z-index="2" draw:style-name="gr3" draw:text-style-name="P24" svg:width="1.377cm" svg:height="0.874cm" svg:x="10.973cm" svg:y="0.388cm"><text:p/></draw:ellipse><draw:line text:anchor-type="paragraph" draw:z-index="18" draw:style-name="gr10" draw:text-style-name="P24" svg:x1="11.635cm" svg:y1="0.388cm" svg:x2="11.635cm" svg:y2="1.261cm"><text:p/></draw:line></text:p>
      <text:p text:style-name="P5"><draw:frame text:anchor-type="paragraph" draw:z-index="15" draw:style-name="gr9" svg:width="3.546cm" svg:height="0.579cm" svg:x="9.934cm" svg:y="0.065cm"><draw:text-box><text:p>Unit ( <text:s text:c="13"/>)</text:p></draw:text-box></draw:frame><draw:line text:anchor-type="paragraph" draw:z-index="16" draw:style-name="gr10" draw:text-style-name="P24" svg:x1="11.354cm" svg:y1="0.143cm" svg:x2="11.354cm" svg:y2="0.566cm"><text:p/></draw:line><draw:line text:anchor-type="paragraph" draw:z-index="17" draw:style-name="gr10" draw:text-style-name="P24" svg:x1="11.158cm" svg:y1="0.349cm" svg:x2="11.581cm" svg:y2="0.349cm"><text:p/></draw:line><draw:line text:anchor-type="paragraph" draw:z-index="20" draw:style-name="gr10" draw:text-style-name="P24" svg:x1="11.926cm" svg:y1="0.289cm" svg:x2="11.926cm" svg:y2="0.527cm"><text:p/></draw:line><draw:line text:anchor-type="paragraph" draw:z-index="21" draw:style-name="gr10" draw:text-style-name="P24" svg:x1="12.244cm" svg:y1="0.289cm" svg:x2="11.926cm" svg:y2="0.289cm"><text:p/></draw:line></text:p>
      <text:p text:style-name="P5"><draw:line text:anchor-type="paragraph" draw:z-index="19" draw:style-name="gr10" draw:text-style-name="P24" svg:x1="11.68cm" svg:y1="0.041cm" svg:x2="11.925cm" svg:y2="0.041cm"><text:p/></draw:line></text:p>
      <text:p text:style-name="P5"/>
      <text:p text:style-name="P8"/>
      <text:p text:style-name="P8"><draw:frame text:anchor-type="paragraph" draw:z-index="74" draw:style-name="gr22" svg:width="0.299cm" svg:height="0.489cm" svg:x="1.192cm" svg:y="0.474cm"><draw:text-box><text:p>w</text:p></draw:text-box></draw:frame>Multi-Layer Perceptron</text:p>
      <text:p text:style-name="P11"><draw:rect text:anchor-type="paragraph" draw:z-index="22" draw:style-name="gr7" draw:text-style-name="P24" svg:width="0.847cm" svg:height="2.303cm" svg:x="0.31cm" svg:y="0.386cm"><text:p/></draw:rect><draw:ellipse text:anchor-type="paragraph" draw:z-index="25" draw:style-name="gr3" draw:text-style-name="P24" svg:width="1.377cm" svg:height="0.874cm" svg:x="2.424cm" svg:y="0.291cm"><text:p/></draw:ellipse><draw:line text:anchor-type="paragraph" draw:z-index="28" draw:style-name="gr10" draw:text-style-name="P24" svg:x1="3.085cm" svg:y1="0.291cm" svg:x2="3.085cm" svg:y2="1.164cm"><text:p/></draw:line><draw:line text:anchor-type="paragraph" draw:z-index="64" draw:style-name="gr18" draw:text-style-name="P24" svg:x1="1.812cm" svg:y1="0.212cm" svg:x2="1.812cm" svg:y2="3.205cm"><text:p/></draw:line><draw:line text:anchor-type="paragraph" draw:z-index="65" draw:style-name="gr18" draw:text-style-name="P24" svg:x1="4.092cm" svg:y1="0.226cm" svg:x2="4.092cm" svg:y2="3.219cm"><text:p/></draw:line><draw:line text:anchor-type="paragraph" draw:z-index="75" draw:style-name="gr10" draw:text-style-name="P24" svg:x1="1.358cm" svg:y1="0.356cm" svg:x2="1.467cm" svg:y2="0.559cm"><text:p/></draw:line><draw:line text:anchor-type="paragraph" draw:z-index="77" draw:style-name="gr10" draw:text-style-name="P24" svg:x1="1.491cm" svg:y1="0.476cm" svg:x2="1.468cm" svg:y2="0.559cm"><text:p/></draw:line><draw:line text:anchor-type="paragraph" draw:z-index="78" draw:style-name="gr10" draw:text-style-name="P24" svg:x1="1.49cm" svg:y1="0.319cm" svg:x2="1.49cm" svg:y2="0.393cm"><text:p/></draw:line><draw:ellipse text:anchor-type="paragraph" draw:z-index="79" draw:style-name="gr23" draw:text-style-name="P24" svg:width="0.003cm" svg:height="0.015cm" svg:x="1.49cm" svg:y="0.261cm"><text:p/></draw:ellipse></text:p>
      <text:p text:style-name="P6"><draw:line text:anchor-type="paragraph" draw:z-index="26" draw:style-name="gr10" draw:text-style-name="P24" svg:x1="2.805cm" svg:y1="0.046cm" svg:x2="2.805cm" svg:y2="0.469cm"><text:p/></draw:line><draw:line text:anchor-type="paragraph" draw:z-index="27" draw:style-name="gr10" draw:text-style-name="P24" svg:x1="2.609cm" svg:y1="0.252cm" svg:x2="3.032cm" svg:y2="0.252cm"><text:p/></draw:line><draw:line text:anchor-type="paragraph" draw:z-index="29" draw:style-name="gr10" draw:text-style-name="P24" svg:x1="3.131cm" svg:y1="0.43cm" svg:x2="3.376cm" svg:y2="0.43cm"><text:p/></draw:line><draw:line text:anchor-type="paragraph" draw:z-index="30" draw:style-name="gr10" draw:text-style-name="P24" svg:x1="3.376cm" svg:y1="0.192cm" svg:x2="3.376cm" svg:y2="0.43cm"><text:p/></draw:line><draw:line text:anchor-type="paragraph" draw:z-index="31" draw:style-name="gr10" draw:text-style-name="P24" svg:x1="3.694cm" svg:y1="0.192cm" svg:x2="3.376cm" svg:y2="0.192cm"><text:p/></draw:line><draw:ellipse text:anchor-type="paragraph" draw:z-index="69" draw:style-name="gr13" draw:text-style-name="P24" svg:width="0.398cm" svg:height="0.315cm" svg:x="4.126cm" svg:y="0.46cm"><text:p/></draw:ellipse><draw:line text:anchor-type="paragraph" draw:z-index="58" draw:style-name="gr17" draw:text-style-name="P24" svg:x1="3.614cm" svg:y1="0.36cm" svg:x2="5.018cm" svg:y2="0.9cm"><text:p/></draw:line><draw:line text:anchor-type="paragraph" draw:z-index="60" draw:style-name="gr17" draw:text-style-name="P24" svg:x1="0.884cm" svg:y1="0.252cm" svg:x2="2.424cm" svg:y2="0.252cm"><text:p/></draw:line><draw:line text:anchor-type="paragraph" draw:z-index="62" draw:style-name="gr17" draw:text-style-name="P24" svg:x1="0.884cm" svg:y1="0.409cm" svg:x2="2.44cm" svg:y2="1.693cm"><text:p/></draw:line><draw:line text:anchor-type="paragraph" draw:z-index="63" draw:style-name="gr17" draw:text-style-name="P24" svg:x1="0.9cm" svg:y1="1.693cm" svg:x2="2.44cm" svg:y2="0.409cm"><text:p/></draw:line><draw:ellipse text:anchor-type="paragraph" draw:z-index="68" draw:style-name="gr21" draw:text-style-name="P24" svg:width="0.331cm" svg:height="0.338cm" svg:x="1.381cm" svg:y="0.072cm"><text:p/></draw:ellipse><draw:line text:anchor-type="paragraph" draw:z-index="72" draw:style-name="gr10" draw:text-style-name="P24" svg:x1="1.439cm" svg:y1="0.148cm" svg:x2="1.645cm" svg:y2="0.346cm"><text:p/></draw:line><draw:line text:anchor-type="paragraph" draw:z-index="73" draw:style-name="gr10" draw:text-style-name="P24" svg:x1="1.645cm" svg:y1="0.148cm" svg:x2="1.439cm" svg:y2="0.346cm"><text:p/></draw:line><draw:line text:anchor-type="paragraph" draw:z-index="76" draw:style-name="gr10" draw:text-style-name="P24" svg:x1="1.376cm" svg:y1="0.037cm" svg:x2="1.468cm" svg:y2="0.072cm"><text:p/></draw:line></text:p>
      <text:p text:style-name="P9"><draw:frame text:anchor-type="paragraph" draw:z-index="66" draw:style-name="gr19" svg:width="1.422cm" svg:height="0.489cm" svg:x="2.325cm" svg:y="2.099cm"><draw:text-box><text:p>Layer 1</text:p></draw:text-box></draw:frame><draw:line text:anchor-type="paragraph" draw:z-index="61" draw:style-name="gr17" draw:text-style-name="P24" svg:x1="0.9cm" svg:y1="1.393cm" svg:x2="2.44cm" svg:y2="1.393cm"><text:p/></draw:line><draw:line text:anchor-type="paragraph" draw:z-index="59" draw:style-name="gr17" draw:text-style-name="P24" svg:x1="3.709cm" svg:y1="1.349cm" svg:x2="5.018cm" svg:y2="0.942cm"><text:p/></draw:line><draw:line text:anchor-type="paragraph" draw:z-index="57" draw:style-name="gr17" draw:text-style-name="P24" svg:x1="3.367cm" svg:y1="0.6cm" svg:x2="4.949cm" svg:y2="0.642cm"><text:p/></draw:line><draw:line text:anchor-type="paragraph" draw:z-index="56" draw:style-name="gr17" draw:text-style-name="P24" svg:x1="6.426cm" svg:y1="0.667cm" svg:x2="7.913cm" svg:y2="0.667cm"><text:p/></draw:line><draw:frame text:anchor-type="paragraph" draw:z-index="48" draw:style-name="gr15" svg:width="6.351cm" svg:height="0.53cm" svg:x="11.04cm" svg:y="0.379cm"><draw:text-box><text:p>Feed-forward data-flow diagram</text:p></draw:text-box></draw:frame><draw:ellipse text:anchor-type="paragraph" draw:z-index="71" draw:style-name="gr13" draw:text-style-name="P24" svg:width="0.398cm" svg:height="0.315cm" svg:x="4.126cm" svg:y="1.035cm"><text:p/></draw:ellipse><draw:ellipse text:anchor-type="paragraph" draw:z-index="70" draw:style-name="gr13" draw:text-style-name="P24" svg:width="0.398cm" svg:height="0.315cm" svg:x="4.108cm" svg:y="0.501cm"><text:p/></draw:ellipse><draw:ellipse text:anchor-type="paragraph" draw:z-index="46" draw:style-name="gr13" draw:text-style-name="P24" svg:width="0.398cm" svg:height="0.315cm" svg:x="2.902cm" svg:y="0.455cm"><text:p/></draw:ellipse><draw:line text:anchor-type="paragraph" draw:z-index="45" draw:style-name="gr10" draw:text-style-name="P24" svg:x1="6.22cm" svg:y1="0.639cm" svg:x2="5.902cm" svg:y2="0.639cm"><text:p/></draw:line><draw:line text:anchor-type="paragraph" draw:z-index="44" draw:style-name="gr10" draw:text-style-name="P24" svg:x1="5.902cm" svg:y1="0.639cm" svg:x2="5.902cm" svg:y2="0.877cm"><text:p/></draw:line><draw:line text:anchor-type="paragraph" draw:z-index="43" draw:style-name="gr10" draw:text-style-name="P24" svg:x1="5.657cm" svg:y1="0.877cm" svg:x2="5.902cm" svg:y2="0.877cm"><text:p/></draw:line><draw:line text:anchor-type="paragraph" draw:z-index="42" draw:style-name="gr10" draw:text-style-name="P24" svg:x1="5.611cm" svg:y1="0.25cm" svg:x2="5.611cm" svg:y2="1.123cm"><text:p/></draw:line><draw:line text:anchor-type="paragraph" draw:z-index="41" draw:style-name="gr10" draw:text-style-name="P24" svg:x1="5.135cm" svg:y1="0.699cm" svg:x2="5.558cm" svg:y2="0.699cm"><text:p/></draw:line><draw:line text:anchor-type="paragraph" draw:z-index="40" draw:style-name="gr10" draw:text-style-name="P24" svg:x1="5.33cm" svg:y1="0.492cm" svg:x2="5.33cm" svg:y2="0.915cm"><text:p/></draw:line><draw:ellipse text:anchor-type="paragraph" draw:z-index="39" draw:style-name="gr3" draw:text-style-name="P24" svg:width="1.377cm" svg:height="0.874cm" svg:x="4.949cm" svg:y="0.25cm"><text:p/></draw:ellipse><draw:line text:anchor-type="paragraph" draw:z-index="38" draw:style-name="gr10" draw:text-style-name="P24" svg:x1="3.71cm" svg:y1="1.349cm" svg:x2="3.392cm" svg:y2="1.349cm"><text:p/></draw:line><draw:line text:anchor-type="paragraph" draw:z-index="37" draw:style-name="gr10" draw:text-style-name="P24" svg:x1="3.392cm" svg:y1="1.349cm" svg:x2="3.392cm" svg:y2="1.587cm"><text:p/></draw:line><draw:line text:anchor-type="paragraph" draw:z-index="36" draw:style-name="gr10" draw:text-style-name="P24" svg:x1="3.147cm" svg:y1="1.588cm" svg:x2="3.392cm" svg:y2="1.588cm"><text:p/></draw:line><draw:line text:anchor-type="paragraph" draw:z-index="35" draw:style-name="gr10" draw:text-style-name="P24" svg:x1="3.101cm" svg:y1="0.961cm" svg:x2="3.101cm" svg:y2="1.834cm"><text:p/></draw:line><draw:line text:anchor-type="paragraph" draw:z-index="34" draw:style-name="gr10" draw:text-style-name="P24" svg:x1="2.625cm" svg:y1="1.409cm" svg:x2="3.048cm" svg:y2="1.409cm"><text:p/></draw:line><draw:line text:anchor-type="paragraph" draw:z-index="33" draw:style-name="gr10" draw:text-style-name="P24" svg:x1="2.82cm" svg:y1="1.203cm" svg:x2="2.82cm" svg:y2="1.626cm"><text:p/></draw:line><draw:ellipse text:anchor-type="paragraph" draw:z-index="32" draw:style-name="gr3" draw:text-style-name="P28" svg:width="1.371cm" svg:height="0.87cm" svg:x="2.439cm" svg:y="0.961cm"><text:p/></draw:ellipse><draw:frame text:anchor-type="paragraph" draw:z-index="24" draw:style-name="gr12" draw:text-style-name="P27" svg:width="0.777cm" svg:height="0.729cm" svg:x="-0.917cm" svg:y="0.194cm"><draw:text-box><text:p><text:span text:style-name="T17">D1:</text:span></text:p></draw:text-box></draw:frame><draw:frame text:anchor-type="paragraph" draw:z-index="23" draw:style-name="gr11" svg:width="1.638cm" svg:height="0.595cm" svg:x="0.123cm" svg:y="0.277cm"><draw:text-box><text:p>Input x</text:p></draw:text-box></draw:frame><draw:frame text:anchor-type="paragraph" draw:z-index="47" draw:style-name="gr14" svg:width="2.184cm" svg:height="0.489cm" svg:x="7.913cm" svg:y="0.369cm"><draw:text-box><text:p>Output ŷ</text:p></draw:text-box></draw:frame></text:p>
      <text:p text:style-name="P9"/>
      <text:p text:style-name="P9"/>
      <text:p text:style-name="P9"/>
      <text:p text:style-name="P9"><draw:line text:anchor-type="paragraph" draw:z-index="103" draw:style-name="gr18" draw:text-style-name="P24" svg:x1="4.092cm" svg:y1="0.178cm" svg:x2="5.6cm" svg:y2="0.178cm"><text:p/></draw:line><draw:line text:anchor-type="paragraph" draw:z-index="104" draw:style-name="gr18" draw:text-style-name="P24" svg:x1="5.498cm" svg:y1="0.178cm" svg:x2="5.498cm" svg:y2="7.017cm"><text:p/></draw:line><draw:frame text:anchor-type="paragraph" draw:z-index="67" draw:style-name="gr20" svg:width="1.407cm" svg:height="0.489cm" svg:x="5.812cm" svg:y="0.201cm"><draw:text-box><text:p>Layer 2</text:p></draw:text-box></draw:frame></text:p>
      <text:p text:style-name="P9"><draw:rect text:anchor-type="paragraph" draw:z-index="1" draw:style-name="gr2" draw:text-style-name="P26" svg:width="5.859cm" svg:height="0.962cm" svg:x="-0.69cm" svg:y="0.407cm"><text:p text:style-name="P24"><text:span text:style-name="T16"/></text:p><text:p text:style-name="P24"><text:span text:style-name="T16"/></text:p><text:p text:style-name="P24"><text:span text:style-name="T16"/></text:p><text:p text:style-name="P25"><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p></draw:rect><draw:rect text:anchor-type="paragraph" draw:z-index="82" draw:style-name="gr26" draw:text-style-name="P24" svg:width="9.095cm" svg:height="1.391cm" svg:x="7.191cm" svg:y="0.448cm"><text:p/></draw:rect></text:p>
      <text:p text:style-name="P12"><draw:frame text:anchor-type="paragraph" draw:z-index="81" draw:style-name="gr25" draw:text-style-name="P30" svg:width="9.081cm" svg:height="1.077cm" svg:x="7.527cm" svg:y="0.173cm"><draw:text-box><text:p><text:span text:style-name="T6">E(w) = Σ</text:span><text:span text:style-name="T18">p </text:span><text:span text:style-name="T19">1/2 ║ŷ^(?) - y^(p) ║^2</text:span></text:p></draw:text-box></draw:frame><text:span text:style-name="T6">y</text:span><text:span text:style-name="T1">i</text:span><text:span text:style-name="T6"> = sign(</text:span><text:span text:style-name="T2">Σ</text:span><text:span text:style-name="T4">i</text:span><text:span text:style-name="T3"> </text:span><text:span text:style-name="T5">w</text:span><text:span text:style-name="T4">ij </text:span><text:span text:style-name="T5">x</text:span><text:span text:style-name="T4">i</text:span><text:span text:style-name="T5"> -</text:span><text:span text:style-name="T2">θ</text:span><text:span text:style-name="T5">)</text:span></text:p>
      <text:p text:style-name="P12"><draw:frame text:anchor-type="paragraph" draw:z-index="105" draw:style-name="gr39" svg:width="5.414cm" svg:height="1.95cm" svg:x="-0.018cm" svg:y="0.247cm"><draw:text-box><text:p text:style-name="P25"><text:span text:style-name="T16">sign = a function retuning +1 or -1 depending on wether it's input is positive or negative (abbreviated to s)</text:span></text:p></draw:text-box></draw:frame><draw:line text:anchor-type="paragraph" draw:z-index="83" draw:style-name="gr27" draw:text-style-name="P24" svg:x1="11.76cm" svg:y1="0.91cm" svg:x2="11.661cm" svg:y2="0.249cm"><text:p/></draw:line></text:p>
      <text:p text:style-name="P12"><draw:frame text:anchor-type="paragraph" draw:z-index="84" draw:style-name="gr28" draw:text-style-name="P30" svg:width="1.721cm" svg:height="0.877cm" svg:x="11.352cm" svg:y="0.286cm"><draw:text-box><text:p><text:span text:style-name="T6">ŷ</text:span><text:span text:style-name="T19">(x;w)</text:span></text:p></draw:text-box></draw:frame></text:p>
      <text:p text:style-name="P12"/>
      <text:p text:style-name="P12"><draw:line text:anchor-type="paragraph" draw:z-index="85" draw:style-name="gr29" draw:text-style-name="P24" svg:x1="7.818cm" svg:y1="0.48cm" svg:x2="7.818cm" svg:y2="4.664cm"><text:p/></draw:line><draw:line text:anchor-type="paragraph" draw:z-index="88" draw:style-name="gr30" draw:text-style-name="P24" svg:x1="7.669cm" svg:y1="0.513cm" svg:x2="7.983cm" svg:y2="0.513cm"><text:p/></draw:line><draw:frame text:anchor-type="paragraph" draw:z-index="92" draw:style-name="gr33" svg:width="0.53cm" svg:height="0.563cm" svg:x="7.288cm" svg:y="0.33cm"><draw:text-box><text:p>1</text:p></draw:text-box></draw:frame><draw:path text:anchor-type="paragraph" draw:z-index="98" draw:style-name="gr36" draw:text-style-name="P24" svg:width="3.961cm" svg:height="0.424cm" draw:transform="rotate (0.507018147704353) translate (10.7937152966383cm 2.17284515032995cm)" svg:viewBox="0 0 3962 425" svg:d="M0 424c140 13 285-116 420-128 133-11 344-92 477-100 141-9 391-82 531-101 135-19 317-45 452-59 140-15 330-45 469-30 118 13 246-19 365 0 113 19 361 22 477 35 118 16 222 83 341 105 115 22 314 136 430 142"><text:p/></draw:path><draw:path text:anchor-type="paragraph" draw:z-index="99" draw:style-name="gr37" draw:text-style-name="P24" svg:width="6.571cm" svg:height="4.181cm" svg:x="7.825cm" svg:y="0.501cm" svg:viewBox="0 0 6572 4182" svg:d="M0 4170c125-5 102 21 229 9 113-11 582-29 701-30 121-4 363-57 474-94 122-40 349-83 455-157 120-86 409-335 501-448 95-114 402-538 487-645 88-112 227-533 296-646 64-102 94-222 148-328 59-109 101-226 149-339 45-107 90-222 137-328 50-111 94-227 159-328 76-115 145-242 254-328 104-83 187-194 317-243 106-41 212-73 318-117 104-44 217-69 328-95 104-25 187-41 296-42l297 1 1026-12"><text:p/></draw:path></text:p>
      <text:p text:style-name="P13"><draw:rect text:anchor-type="paragraph" draw:z-index="80" draw:style-name="gr24" draw:text-style-name="P29" svg:width="5.778cm" svg:height="1.015cm" svg:x="-0.561cm" svg:y="0.042cm"><text:p text:style-name="P25"><text:span text:style-name="T6">s(y) = 1/(1+e^-y)</text:span></text:p></draw:rect><draw:frame text:anchor-type="paragraph" draw:z-index="102" draw:style-name="gr38" draw:text-style-name="P30" svg:width="4.804cm" svg:height="2.437cm" svg:x="-0.445cm" svg:y="4.974cm"><draw:text-box><text:p><text:span text:style-name="T6">∇</text:span><text:span text:style-name="T20">w </text:span><text:span text:style-name="T6">E = (∂</text:span><text:span text:style-name="T19">E/∂w</text:span><text:span text:style-name="T18">i</text:span><text:span text:style-name="T19">)</text:span><text:span text:style-name="T18">i</text:span></text:p><text:p><text:span text:style-name="T19">∇</text:span><text:span text:style-name="T18">E exists</text:span></text:p><text:p><text:span text:style-name="T21">How can we calculate this efficiently?</text:span></text:p></draw:text-box></draw:frame><draw:frame text:anchor-type="paragraph" draw:z-index="101" draw:style-name="gr14" svg:width="2.562cm" svg:height="0.489cm" svg:x="12.566cm" svg:y="2.579cm"><draw:text-box><text:p>With Constant</text:p></draw:text-box></draw:frame><draw:line text:anchor-type="paragraph" draw:z-index="100" draw:style-name="gr17" draw:text-style-name="P24" svg:x1="12.302cm" svg:y1="2.77cm" svg:x2="10.672cm" svg:y2="2.738cm"><text:p/></draw:line><draw:path text:anchor-type="paragraph" draw:z-index="97" draw:style-name="gr36" draw:text-style-name="P24" svg:width="3.788cm" svg:height="0.564cm" draw:transform="rotate (0.726580567605239) translate (7.80344444444444cm 4.08163888888889cm)" svg:viewBox="0 0 3789 565" svg:d="M0 0c139 13 290 165 431 185 142 17 245 71 387 89 140 16 475 120 616 136 128 15 170 37 296 65 126 30 203 16 332 41 116 23 468 15 594 32 132 19 445 2 577 4 129 1 427-18 427-18l114 31 15-1"><text:p/></draw:path><draw:line text:anchor-type="paragraph" draw:z-index="96" draw:style-name="gr18" draw:text-style-name="P24" svg:x1="11.009cm" svg:y1="4.096cm" svg:x2="11cm" svg:y2="1.979cm"><text:p/></draw:line><draw:line text:anchor-type="paragraph" draw:z-index="95" draw:style-name="gr18" draw:text-style-name="P24" svg:x1="7.818cm" svg:y1="1.979cm" svg:x2="11.159cm" svg:y2="1.997cm"><text:p/></draw:line><draw:ellipse text:anchor-type="paragraph" draw:z-index="94" draw:style-name="gr35" draw:text-style-name="P24" svg:width="0.181cm" svg:height="0.16cm" svg:x="10.926cm" svg:y="1.891cm"><text:p/></draw:ellipse><draw:frame text:anchor-type="paragraph" draw:z-index="93" draw:style-name="gr34" svg:width="0.364cm" svg:height="0.489cm" svg:x="10.878cm" svg:y="4.971cm"><draw:text-box><text:p>y</text:p></draw:text-box></draw:frame><draw:frame text:anchor-type="paragraph" draw:z-index="91" draw:style-name="gr32" svg:width="0.579cm" svg:height="0.496cm" svg:x="7.04cm" svg:y="1.796cm"><draw:text-box><text:p>1/2</text:p></draw:text-box></draw:frame><draw:frame text:anchor-type="paragraph" draw:z-index="90" draw:style-name="gr31" svg:width="0.431cm" svg:height="0.489cm" svg:x="7.403cm" svg:y="4.161cm"><draw:text-box><text:p>0</text:p></draw:text-box></draw:frame><draw:line text:anchor-type="paragraph" draw:z-index="89" draw:style-name="gr30" draw:text-style-name="P24" svg:x1="11.008cm" svg:y1="4.278cm" svg:x2="11.008cm" svg:y2="3.941cm"><text:p/></draw:line><draw:line text:anchor-type="paragraph" draw:z-index="87" draw:style-name="gr30" draw:text-style-name="P24" svg:x1="7.685cm" svg:y1="1.979cm" svg:x2="7.999cm" svg:y2="1.979cm"><text:p/></draw:line><draw:line text:anchor-type="paragraph" draw:z-index="86" draw:style-name="gr29" draw:text-style-name="P24" svg:x1="7.818cm" svg:y1="4.096cm" svg:x2="14.762cm" svg:y2="4.112cm"><text:p/></draw:lin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draw:frame text:anchor-type="paragraph" draw:z-index="116" draw:style-name="gr49" svg:width="8.788cm" svg:height="0.489cm" svg:x="2.217cm" svg:y="5.412cm"><draw:text-box><text:p>Bad formula, quick and dirty derivative calculation</text:p></draw:text-box></draw:frame><draw:line text:anchor-type="paragraph" draw:z-index="115" draw:style-name="gr48" draw:text-style-name="P24" svg:x1="3.312cm" svg:y1="5.24cm" svg:x2="3.009cm" svg:y2="4.069cm"><text:p/></draw:line><draw:line text:anchor-type="paragraph" draw:z-index="114" draw:style-name="gr47" draw:text-style-name="P24" svg:x1="10.829cm" svg:y1="3.378cm" svg:x2="11.318cm" svg:y2="3.907cm"><text:p/></draw:line><draw:line text:anchor-type="paragraph" draw:z-index="113" draw:style-name="gr47" draw:text-style-name="P28" svg:x1="5.085cm" svg:y1="3.217cm" svg:x2="5.576cm" svg:y2="3.748cm"><text:p/></draw:line><draw:line text:anchor-type="paragraph" draw:z-index="112" draw:style-name="gr46" draw:text-style-name="P24" svg:x1="6.003cm" svg:y1="3.147cm" svg:x2="6.492cm" svg:y2="3.676cm"><text:p/></draw:line><draw:frame text:anchor-type="paragraph" draw:z-index="111" draw:style-name="gr45" draw:text-style-name="P30" svg:width="2.28cm" svg:height="0.895cm" svg:x="9.248cm" svg:y="3.27cm"><draw:text-box><text:p><text:span text:style-name="T6">+ 0(h^2)</text:span></text:p></draw:text-box></draw:frame><draw:frame text:anchor-type="paragraph" draw:z-index="110" draw:style-name="gr44" draw:text-style-name="P31" svg:width="1.507cm" svg:height="0.489cm" svg:x="7.253cm" svg:y="3.799cm"><draw:text-box><text:p><text:span text:style-name="T20">h = 0.001</text:span></text:p></draw:text-box></draw:frame><draw:line text:anchor-type="paragraph" draw:z-index="109" draw:style-name="gr43" draw:text-style-name="P24" svg:x1="6.929cm" svg:y1="2.741cm" svg:x2="6.929cm" svg:y2="4.369cm"><text:p/></draw:line><draw:frame text:anchor-type="paragraph" draw:z-index="108" draw:style-name="gr42" draw:text-style-name="P30" svg:width="5.374cm" svg:height="1.264cm" svg:x="1.351cm" svg:y="3.066cm"><draw:text-box><text:p><text:span text:style-name="T6">=(f(x+h) – f(x-h))/2h</text:span></text:p></draw:text-box></draw:frame><draw:frame text:anchor-type="paragraph" draw:z-index="107" draw:style-name="gr41" draw:text-style-name="P30" svg:width="7.857cm" svg:height="1.385cm" svg:x="0.415cm" svg:y="1.154cm"><draw:text-box><text:p><text:span text:style-name="T6">f(x) = lim</text:span><text:span text:style-name="T20">h-&gt;0 ( </text:span><text:span text:style-name="T6">f(x+h) – f(x))/h</text:span></text:p></draw:text-box></draw:frame><draw:rect text:anchor-type="paragraph" draw:z-index="106" draw:style-name="gr40" draw:text-style-name="P24" svg:width="12.399cm" svg:height="5.395cm" svg:x="-0.072cm" svg:y="0.829cm"><text:p/></draw:rect><text:soft-page-break/>Aside: </text:p>
      <text:p text:style-name="P20"/>
      <text:p text:style-name="P20"/>
      <text:p text:style-name="P20"/>
      <text:p text:style-name="P20"/>
      <text:p text:style-name="P20"/>
      <text:p text:style-name="P20"/>
      <text:p text:style-name="P20"/>
      <text:p text:style-name="P20"/>
      <text:p text:style-name="P20"/>
      <text:p text:style-name="P14"/>
      <text:p text:style-name="P14">dim w = n</text:p>
      <text:p text:style-name="P17"><text:span text:style-name="T12">Overhead to calculate </text:span><text:span text:style-name="T9">∇</text:span><text:span text:style-name="T8">E </text:span><text:span text:style-name="T10">: </text:span><text:span text:style-name="T11">(time to calculate E) * (dim w)</text:span></text:p>
      <text:p text:style-name="P19"/>
      <text:p text:style-name="P23">Backwards propogation of errors:</text:p>
      <text:p text:style-name="P23">(Reverse mode accumulation automatic differentiation)</text:p>
      <text:p text:style-name="P15"><draw:line text:anchor-type="paragraph" draw:z-index="117" draw:style-name="gr47" draw:text-style-name="P24" svg:x1="3.928cm" svg:y1="0.136cm" svg:x2="5.311cm" svg:y2="0.341cm"><text:p/></draw:line>(time to calculate E) * (dim w)</text:p>
      <text:p text:style-name="P15"><text:tab/><text:tab/><text:tab/> <text:s text:c="4"/>3 (safe with a 3)</text:p>
      <text:p text:style-name="P15"><draw:rect text:anchor-type="paragraph" draw:z-index="134" draw:style-name="gr56" draw:text-style-name="P24" svg:width="14.112cm" svg:height="3.146cm" svg:x="-0.494cm" svg:y="0.367cm"><text:p text:style-name="P24"/></draw:rect></text:p>
      <text:p text:style-name="P16"><draw:line text:anchor-type="paragraph" draw:z-index="118" draw:style-name="gr50" draw:text-style-name="P24" svg:x1="1.723cm" svg:y1="0.351cm" svg:x2="3.429cm" svg:y2="0.908cm"><text:p/></draw:line><draw:frame text:anchor-type="paragraph" draw:z-index="126" draw:style-name="gr53" svg:width="0.853cm" svg:height="0.706cm" svg:x="4.782cm" svg:y="0.549cm"><draw:text-box><text:p>V<text:span text:style-name="T1">2</text:span></text:p></draw:text-box></draw:frame><draw:frame text:anchor-type="paragraph" draw:z-index="130" draw:style-name="gr53" svg:width="0.853cm" svg:height="0.706cm" svg:x="8.103cm" svg:y="0.517cm"><draw:text-box><text:p>V<text:span text:style-name="T1">1</text:span></text:p></draw:text-box></draw:frame><draw:frame text:anchor-type="paragraph" draw:z-index="136" draw:style-name="gr58" svg:width="0.853cm" svg:height="0.5cm" svg:x="15.277cm" svg:y="0.115cm"><draw:text-box><text:p>V</text:p></draw:text-box></draw:frame><text:tab/><text:span text:style-name="T14">y</text:span></text:p>
      <text:p text:style-name="P16"><draw:ellipse text:anchor-type="paragraph" draw:z-index="0" draw:style-name="gr1" draw:text-style-name="P24" svg:width="0.911cm" svg:height="0.763cm" svg:x="3.194cm" svg:y="0.34cm"><text:p/></draw:ellipse><draw:ellipse text:anchor-type="paragraph" draw:z-index="124" draw:style-name="gr1" draw:text-style-name="P24" svg:width="0.971cm" svg:height="0.853cm" svg:x="6.546cm" svg:y="0.25cm"><text:p/></draw:ellipse><draw:frame text:anchor-type="paragraph" draw:z-index="127" draw:style-name="gr54" svg:width="0.941cm" svg:height="0.489cm" svg:x="6.722cm" svg:y="0.457cm"><draw:text-box><text:p>. ^2</text:p></draw:text-box></draw:frame><draw:ellipse text:anchor-type="paragraph" draw:z-index="128" draw:style-name="gr1" draw:text-style-name="P24" svg:width="1.294cm" svg:height="1.147cm" svg:x="9.721cm" svg:y="0.132cm"><text:p/></draw:ellipse><draw:frame text:anchor-type="paragraph" draw:z-index="132" draw:style-name="gr52" svg:width="0.765cm" svg:height="0.678cm" svg:x="11.837cm" svg:y="0.132cm"><draw:text-box><text:p>E</text:p></draw:text-box></draw:frame><draw:rect text:anchor-type="paragraph" draw:z-index="135" draw:style-name="gr57" draw:text-style-name="P24" svg:width="2.911cm" svg:height="0.881cm" svg:x="14.894cm" svg:y="0.046cm"><text:p/></draw:rect><draw:frame text:anchor-type="paragraph" draw:z-index="137" draw:style-name="gr59" draw:text-style-name="P32" svg:width="2.677cm" svg:height="0.881cm" svg:x="15.129cm" svg:y="0.046cm"><draw:text-box><text:p text:style-name="P32"><text:span text:style-name="T22">V'' = (∂ E) /V</text:span></text:p></draw:text-box></draw:frame><text:tab/>output</text:p>
      <text:p text:style-name="P18"><draw:line text:anchor-type="paragraph" draw:z-index="119" draw:style-name="gr50" draw:text-style-name="P24" svg:x1="1.871cm" svg:y1="0.524cm" svg:x2="3.046cm" svg:y2="0.383cm"><text:p/></draw:line><draw:line text:anchor-type="paragraph" draw:z-index="123" draw:style-name="gr51" draw:text-style-name="P24" svg:x1="3.429cm" svg:y1="0.235cm" svg:x2="3.87cm" svg:y2="0.235cm"><text:p/></draw:line><draw:line text:anchor-type="paragraph" draw:z-index="122" draw:style-name="gr50" draw:text-style-name="P24" svg:x1="4.339cm" svg:y1="0.199cm" svg:x2="6.427cm" svg:y2="0.199cm"><text:p/></draw:line><draw:line text:anchor-type="paragraph" draw:z-index="121" draw:style-name="gr50" draw:text-style-name="P24" svg:x1="7.662cm" svg:y1="0.168cm" svg:x2="9.779cm" svg:y2="0.235cm"><text:p/></draw:line><draw:frame text:anchor-type="paragraph" draw:z-index="129" draw:style-name="gr55" svg:width="0.883cm" svg:height="0.588cm" svg:x="9.897cm" svg:y="0.028cm"><draw:text-box><text:p>* 1/2</text:p></draw:text-box></draw:frame><draw:frame text:anchor-type="paragraph" draw:z-index="131" draw:style-name="gr52" svg:width="1.678cm" svg:height="0.678cm" svg:x="7.749cm" svg:y="0.587cm"><draw:text-box><text:p><text:span text:style-name="T1"><text:s/></text:span><text:span text:style-name="T16">V''</text:span><text:span text:style-name="T1">1 </text:span><text:span text:style-name="T16">=1/2</text:span></text:p></draw:text-box></draw:frame><draw:line text:anchor-type="paragraph" draw:z-index="120" draw:style-name="gr50" draw:text-style-name="P24" svg:x1="11.278cm" svg:y1="0.286cm" svg:x2="13.365cm" svg:y2="0.323cm"><text:p/></draw:line><draw:frame text:anchor-type="paragraph" draw:z-index="133" draw:style-name="gr52" svg:width="1.765cm" svg:height="0.678cm" svg:x="11.513cm" svg:y="0.561cm"><draw:text-box><text:p>E'' = 1</text:p></draw:text-box></draw:frame><draw:frame text:anchor-type="paragraph" draw:z-index="138" draw:style-name="gr60" svg:width="3.292cm" svg:height="0.825cm" svg:x="15.189cm" svg:y="0.616cm"><draw:text-box><text:p>W''<text:span text:style-name="T1">i </text:span><text:span text:style-name="T16">= </text:span><text:span text:style-name="T22">(∂ E)/(∂ w</text:span><text:span text:style-name="T1">i</text:span><text:span text:style-name="T22">)</text:span></text:p></draw:text-box></draw:frame><text:span text:style-name="T13">D1:<text:tab/></text:span> <text:span text:style-name="T7">ŷ</text:span></text:p>
      <text:p text:style-name="P16"><draw:frame text:anchor-type="paragraph" draw:z-index="125" draw:style-name="gr52" svg:width="2.707cm" svg:height="0.678cm" svg:x="4.105cm" svg:y="0.062cm"><draw:text-box><text:p>V''<text:span text:style-name="T1">2 </text:span><text:span text:style-name="T16">=</text:span><text:span text:style-name="T1"> </text:span><text:span text:style-name="T16">V''</text:span><text:span text:style-name="T1">1 </text:span><text:span text:style-name="T16">(2V</text:span><text:span text:style-name="T1">2</text:span><text:span text:style-name="T16">)</text:span></text:p></draw:text-box></draw:frame></text:p>
      <text:p text:style-name="P16"/>
      <text:p text:style-name="P16"/>
      <text:p text:style-name="P16"/>
      <text:p text:style-name="P22"><draw:frame text:anchor-type="paragraph" draw:z-index="140" draw:style-name="gr61" draw:text-style-name="P32" svg:width="0.648cm" svg:height="0.736cm" svg:x="0.224cm" svg:y="1.023cm"><draw:text-box><text:p><text:span text:style-name="T22">V</text:span><text:span text:style-name="T1">i</text:span></text:p></draw:text-box></draw:frame><draw:line text:anchor-type="paragraph" draw:z-index="141" draw:style-name="gr50" draw:text-style-name="P24" svg:x1="0.224cm" svg:y1="1.993cm" svg:x2="1.519cm" svg:y2="1.612cm"><text:p/></draw:line><draw:frame text:anchor-type="paragraph" draw:z-index="143" draw:style-name="gr62" svg:width="0.854cm" svg:height="0.823cm" svg:x="1.928cm" svg:y="1.143cm"><draw:text-box><text:p>F</text:p></draw:text-box></draw:frame><draw:ellipse text:anchor-type="paragraph" draw:z-index="142" draw:style-name="gr1" draw:text-style-name="P24" svg:width="1.031cm" svg:height="1.001cm" svg:x="1.547cm" svg:y="0.965cm"><text:p/></draw:ellipse><draw:line text:anchor-type="paragraph" draw:z-index="144" draw:style-name="gr50" draw:text-style-name="P24" svg:x1="2.577cm" svg:y1="1.524cm" svg:x2="4.016cm" svg:y2="1.905cm"><text:p/></draw:line><draw:line text:anchor-type="paragraph" draw:z-index="145" draw:style-name="gr50" draw:text-style-name="P24" svg:x1="3.87cm" svg:y1="2.286cm" svg:x2="2.635cm" svg:y2="2.522cm"><text:p/></draw:line><draw:line text:anchor-type="paragraph" draw:z-index="146" draw:style-name="gr50" draw:text-style-name="P24" svg:x1="1.4cm" svg:y1="2.58cm" svg:x2="0.43cm" svg:y2="2.522cm"><text:p/></draw:line><draw:ellipse text:anchor-type="paragraph" draw:z-index="147" draw:style-name="gr1" draw:text-style-name="P24" svg:width="1.031cm" svg:height="1.001cm" svg:x="1.519cm" svg:y="2.14cm"><text:p/></draw:ellipse><draw:frame text:anchor-type="paragraph" draw:z-index="148" draw:style-name="gr62" svg:width="0.648cm" svg:height="0.823cm" svg:x="1.723cm" svg:y="2.318cm"><draw:text-box><text:p>Xf'</text:p></draw:text-box></draw:frame><draw:frame text:anchor-type="paragraph" draw:z-index="149" draw:style-name="gr61" draw:text-style-name="P32" svg:width="0.648cm" svg:height="0.736cm" svg:x="2.988cm" svg:y="0.993cm"><draw:text-box><text:p><text:span text:style-name="T22">V</text:span><text:span text:style-name="T1">j</text:span></text:p></draw:text-box></draw:frame><draw:frame text:anchor-type="paragraph" draw:z-index="150" draw:style-name="gr61" draw:text-style-name="P32" svg:width="0.648cm" svg:height="0.736cm" svg:x="3.106cm" svg:y="2.699cm"><draw:text-box draw:corner-radius="2.852cm"><text:p><text:span text:style-name="T22">V''</text:span><text:span text:style-name="T1">j</text:span></text:p></draw:text-box></draw:frame><draw:frame text:anchor-type="paragraph" draw:z-index="151" draw:style-name="gr61" draw:text-style-name="P32" svg:width="0.648cm" svg:height="0.736cm" svg:x="0.577cm" svg:y="2.757cm"><draw:text-box draw:corner-radius="2.852cm"><text:p><text:span text:style-name="T22">V''</text:span><text:span text:style-name="T1">i</text:span></text:p></draw:text-box></draw:frame><draw:frame text:anchor-type="paragraph" draw:z-index="152" draw:style-name="gr63" draw:text-style-name="P33" svg:width="8.792cm" svg:height="1.883cm" svg:x="0.224cm" svg:y="3.581cm"><draw:text-box><text:p><text:span text:style-name="T23">V</text:span><text:span text:style-name="T1">j </text:span><text:span text:style-name="T23">=f(v</text:span><text:span text:style-name="T1">i</text:span><text:span text:style-name="T23">)</text:span></text:p><text:p><text:span text:style-name="T23">V''</text:span><text:span text:style-name="T1">i </text:span><text:span text:style-name="T23">= (∂E) /(∂V</text:span><text:span text:style-name="T1">i</text:span><text:span text:style-name="T23">) = (∂E) /(∂V</text:span><text:span text:style-name="T1">j</text:span><text:span text:style-name="T23">) * (∂V</text:span><text:span text:style-name="T1">j</text:span><text:span text:style-name="T23">) /(∂V</text:span><text:span text:style-name="T1">i</text:span><text:span text:style-name="T23">)</text:span></text:p><text:p><text:span text:style-name="T23">= v''</text:span><text:span text:style-name="T1">j </text:span><text:span text:style-name="T23">f'(v</text:span><text:span text:style-name="T1">i</text:span><text:span text:style-name="T23">)</text:span></text:p></draw:text-box></draw:frame><draw:line text:anchor-type="paragraph" draw:z-index="153" draw:style-name="gr50" draw:text-style-name="P24" svg:x1="0.254cm" svg:y1="7.373cm" svg:x2="2.018cm" svg:y2="7.257cm"><text:p/></draw:line><draw:frame text:anchor-type="paragraph" draw:z-index="154" draw:style-name="gr64" draw:text-style-name="P33" svg:width="0.588cm" svg:height="0.572cm" svg:x="0.785cm" svg:y="6.685cm"><draw:text-box><text:p text:style-name="P33"><text:span text:style-name="T23">V</text:span></text:p></draw:text-box></draw:frame><draw:frame text:anchor-type="paragraph" draw:z-index="155" draw:style-name="gr64" draw:text-style-name="P33" svg:width="0.588cm" svg:height="0.572cm" svg:x="0.725cm" svg:y="7.373cm"><draw:text-box><text:p text:style-name="P33"><text:span text:style-name="T23">V''</text:span></text:p></draw:text-box></draw:frame><draw:ellipse text:anchor-type="paragraph" draw:z-index="156" draw:style-name="gr65" draw:text-style-name="P24" svg:width="0.414cm" svg:height="0.324cm" svg:x="2.164cm" svg:y="7.08cm"><text:p/></draw:ellipse><draw:frame text:anchor-type="paragraph" draw:z-index="157" draw:style-name="gr64" draw:text-style-name="P33" svg:width="0.588cm" svg:height="0.572cm" svg:x="2.577cm" svg:y="6.126cm"><draw:text-box><text:p text:style-name="P33"><text:span text:style-name="T23">V</text:span><text:span text:style-name="T1">1</text:span></text:p></draw:text-box></draw:frame><draw:frame text:anchor-type="paragraph" draw:z-index="158" draw:style-name="gr64" draw:text-style-name="P33" svg:width="0.883cm" svg:height="0.572cm" svg:x="3.164cm" svg:y="6.832cm"><draw:text-box><text:p text:style-name="P33"><text:span text:style-name="T23">V''</text:span><text:span text:style-name="T1">1</text:span></text:p></draw:text-box></draw:frame><draw:line text:anchor-type="paragraph" draw:z-index="159" draw:style-name="gr50" draw:text-style-name="P24" svg:x1="2.577cm" svg:y1="7.08cm" svg:x2="4.223cm" svg:y2="6.403cm"><text:p/></draw:line><draw:line text:anchor-type="paragraph" draw:z-index="160" draw:style-name="gr50" draw:text-style-name="P24" svg:x1="2.577cm" svg:y1="7.403cm" svg:x2="4.311cm" svg:y2="8.197cm"><text:p/></draw:line><draw:frame text:anchor-type="paragraph" draw:z-index="161" draw:style-name="gr64" draw:text-style-name="P33" svg:width="0.588cm" svg:height="0.572cm" svg:x="3.724cm" svg:y="7.403cm"><draw:text-box><text:p text:style-name="P33"><text:span text:style-name="T23">V</text:span><text:span text:style-name="T1">2</text:span></text:p></draw:text-box></draw:frame><draw:frame text:anchor-type="paragraph" draw:z-index="162" draw:style-name="gr64" draw:text-style-name="P33" svg:width="0.883cm" svg:height="0.572cm" svg:x="2.842cm" svg:y="7.832cm"><draw:text-box><text:p text:style-name="P33"><text:span text:style-name="T23">V''</text:span><text:span text:style-name="T1">2</text:span></text:p></draw:text-box></draw:frame><draw:line text:anchor-type="paragraph" draw:z-index="163" draw:style-name="gr66" draw:text-style-name="P24" svg:x1="3.165cm" svg:y1="7.257cm" svg:x2="1.752cm" svg:y2="8.58cm"><text:p/></draw:line><draw:line text:anchor-type="paragraph" draw:z-index="164" draw:style-name="gr66" draw:text-style-name="P24" svg:x1="2.842cm" svg:y1="8.197cm" svg:x2="1.842cm" svg:y2="8.903cm"><text:p/></draw:line><draw:ellipse text:anchor-type="paragraph" draw:z-index="165" draw:style-name="gr1" draw:text-style-name="P24" svg:width="0.853cm" svg:height="0.913cm" svg:x="1.048cm" svg:y="8.343cm"><text:p/></draw:ellipse><draw:frame text:anchor-type="paragraph" draw:z-index="166" draw:style-name="gr67" draw:text-style-name="P34" svg:width="0.911cm" svg:height="0.795cm" svg:x="1.311cm" svg:y="8.461cm"><draw:text-box><text:p><text:span text:style-name="T24">+</text:span></text:p></draw:text-box></draw:frame><draw:line text:anchor-type="paragraph" draw:z-index="167" draw:style-name="gr66" draw:text-style-name="P24" svg:x1="0.928cm" svg:y1="8.902cm" svg:x2="0.078cm" svg:y2="8.902cm"><text:p/></draw:line><draw:line text:anchor-type="paragraph" draw:z-index="168" draw:style-name="gr50" draw:text-style-name="P24" svg:x1="5.87cm" svg:y1="6.786cm" svg:x2="8.045cm" svg:y2="7.462cm"><text:p/></draw:line><draw:line text:anchor-type="paragraph" draw:z-index="169" draw:style-name="gr50" draw:text-style-name="P24" svg:x1="5.898cm" svg:y1="8.815cm" svg:x2="8.015cm" svg:y2="8.019cm"><text:p/></draw:line><draw:line text:anchor-type="paragraph" draw:z-index="170" draw:style-name="gr68" draw:text-style-name="P24" svg:x1="4.694cm" svg:y1="5.226cm" svg:x2="4.694cm" svg:y2="9.578cm"><text:p/></draw:line><draw:rect text:anchor-type="paragraph" draw:z-index="139" draw:style-name="gr40" draw:text-style-name="P24" svg:width="11.351cm" svg:height="8.75cm" svg:x="-0.072cm" svg:y="0.829cm"><text:p/></draw:rect><draw:frame text:anchor-type="paragraph" draw:z-index="171" draw:style-name="gr64" draw:text-style-name="P33" svg:width="0.588cm" svg:height="0.572cm" svg:x="6.135cm" svg:y="6.214cm"><draw:text-box><text:p text:style-name="P33"><text:span text:style-name="T23">V</text:span><text:span text:style-name="T1">1</text:span></text:p></draw:text-box></draw:frame><draw:frame text:anchor-type="paragraph" draw:z-index="172" draw:style-name="gr64" draw:text-style-name="P33" svg:width="0.588cm" svg:height="0.572cm" svg:x="6.045cm" svg:y="7.86cm"><draw:text-box><text:p text:style-name="P33"><text:span text:style-name="T23">V</text:span><text:span text:style-name="T1">2</text:span></text:p></draw:text-box></draw:frame><draw:frame text:anchor-type="paragraph" draw:z-index="173" draw:style-name="gr64" draw:text-style-name="P33" svg:width="2.294cm" svg:height="0.572cm" svg:x="4.87cm" svg:y="6.978cm"><draw:text-box><text:p text:style-name="P33"><text:span text:style-name="T23">V''</text:span><text:span text:style-name="T1">1 </text:span><text:span text:style-name="T23">= U''V</text:span><text:span text:style-name="T1">2</text:span></text:p></draw:text-box></draw:frame><draw:frame text:anchor-type="paragraph" draw:z-index="174" draw:style-name="gr64" draw:text-style-name="P33" svg:width="2.41cm" svg:height="0.572cm" svg:x="4.9cm" svg:y="9.006cm"><draw:text-box><text:p text:style-name="P33"><text:span text:style-name="T23">V''2</text:span><text:span text:style-name="T1"> </text:span><text:span text:style-name="T23">= U''V</text:span><text:span text:style-name="T1">1</text:span></text:p></draw:text-box></draw:frame><draw:ellipse text:anchor-type="paragraph" draw:z-index="175" draw:style-name="gr1" draw:text-style-name="P24" svg:width="1.146cm" svg:height="1.057cm" svg:x="8.045cm" svg:y="7.315cm"><text:p/></draw:ellipse><draw:frame text:anchor-type="paragraph" draw:z-index="176" draw:style-name="gr60" draw:text-style-name="P36" svg:width="0.47cm" svg:height="0.895cm" svg:x="8.486cm" svg:y="7.477cm"><draw:text-box><text:p text:style-name="P35"><text:span text:style-name="T25">*</text:span></text:p></draw:text-box></draw:frame><draw:line text:anchor-type="paragraph" draw:z-index="177" draw:style-name="gr50" draw:text-style-name="P24" svg:x1="9.31cm" svg:y1="7.844cm" svg:x2="11.102cm" svg:y2="7.844cm"><text:p/></draw:line><draw:frame text:anchor-type="paragraph" draw:z-index="178" draw:style-name="gr64" draw:text-style-name="P33" svg:width="0.588cm" svg:height="0.572cm" svg:x="9.811cm" svg:y="7.273cm"><draw:text-box><text:p text:style-name="P33"><text:span text:style-name="T23">U</text:span></text:p></draw:text-box></draw:frame><draw:frame text:anchor-type="paragraph" draw:z-index="179" draw:style-name="gr64" draw:text-style-name="P33" svg:width="0.588cm" svg:height="0.572cm" svg:x="9.811cm" svg:y="7.844cm"><draw:text-box><text:p text:style-name="P33"><text:span text:style-name="T23">U''</text:span></text:p></draw:text-box></draw:frame><draw:frame text:anchor-type="paragraph" draw:z-index="180" draw:style-name="gr69" draw:text-style-name="P33" svg:width="6.381cm" svg:height="7.556cm" svg:x="11.513cm" svg:y="1.436cm"><draw:text-box><text:p><text:span text:style-name="T23">V</text:span><text:span text:style-name="T1">1 </text:span><text:span text:style-name="T23">= V</text:span><text:span text:style-name="T1">2</text:span><text:span text:style-name="T23">^2</text:span></text:p><text:p><text:span text:style-name="T23">V''</text:span><text:span text:style-name="T1">1 </text:span><text:span text:style-name="T23">= (∂E) /(∂V</text:span><text:span text:style-name="T1">1</text:span><text:span text:style-name="T23">) </text:span></text:p><text:p><text:span text:style-name="T23">V''</text:span><text:span text:style-name="T1">2 </text:span><text:span text:style-name="T23">= (∂E) /(∂V</text:span><text:span text:style-name="T1">2</text:span><text:span text:style-name="T23">)</text:span></text:p><text:p><text:span text:style-name="T23"><text:s text:c="6"/></text:span><text:span text:style-name="T23">= (∂E) /(∂V</text:span><text:span text:style-name="T1">1</text:span><text:span text:style-name="T23">)* (∂V</text:span><text:span text:style-name="T1">1</text:span><text:span text:style-name="T23">) /(∂V</text:span><text:span text:style-name="T1">2</text:span><text:span text:style-name="T23">)</text:span></text:p><text:p><text:span text:style-name="T23"><text:s text:c="6"/></text:span></text:p><text:p><text:span text:style-name="T23"><text:s text:c="6"/></text:span><text:span text:style-name="T23">= (V''</text:span><text:span text:style-name="T1">1</text:span><text:span text:style-name="T23">)(2v</text:span><text:span text:style-name="T1">2</text:span><text:span text:style-name="T23">)</text:span></text:p></draw:text-box></draw:frame><text:span text:style-name="T15">Trick</text:span>: <text:span text:style-name="T15">(Fan 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marker draw:name="Arrowheads_20_4" draw:display-name="Arrowheads 4"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ff0000" officeooo:rsid="0016d4b4" officeooo:paragraph-rsid="0016d4b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n 13 Octo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15:42:20.976441800</meta:creation-date>
    <dc:date>2014-10-23T21:27:58.217142720</dc:date>
    <meta:editing-duration>PT4H50M31S</meta:editing-duration>
    <meta:editing-cycles>50</meta:editing-cycles>
    <meta:generator>LibreOffice/4.2.6.3$Linux_x86 LibreOffice_project/420m0$Build-3</meta:generator>
    <meta:document-statistic meta:table-count="0" meta:image-count="0" meta:object-count="0" meta:page-count="2" meta:paragraph-count="18" meta:word-count="59" meta:character-count="322" meta:non-whitespace-character-count="267"/>
  </office:meta>
</office:document-meta>
</file>